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2-10" calcext:value-type="date">
            <text:p>10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2-07" calcext:value-type="date">
            <text:p>07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5-05" calcext:value-type="date">
            <text:p>05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15]-[.F1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5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03:13.799175900">00:00:00</text:time></text:span><text:span text:style-name="MT2"><text:time style:data-style-name="N2" text:time-value="09:03:13.799224600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03:13.810576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10-17T09:03:57.954373900</dc:date>
    <meta:print-date>2020-07-07T14:13:04.434000000</meta:print-date>
    <dc:language>pt-PT</dc:language>
    <meta:editing-cycles>676</meta:editing-cycles>
    <meta:editing-duration>PT20H12M7S</meta:editing-duration>
    <meta:document-statistic meta:table-count="1" meta:cell-count="122" meta:object-count="0"/>
    <meta:user-defined meta:name="Info 0"/>
    <meta:user-defined meta:name="Info 1"/>
    <meta:user-defined meta:name="Info 2"/>
    <meta:user-defined meta:name="Info 3"/>
  </office:meta>
</office:document-meta>
</file>